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249d3"/>
    </style:style>
    <style:style style:name="P2" style:family="paragraph" style:parent-style-name="Standard">
      <style:text-properties fo:color="#ff0000" fo:font-weight="bold" officeooo:paragraph-rsid="001249d3" style:font-weight-asian="bold" style:font-weight-complex="bold"/>
    </style:style>
    <style:style style:name="P3" style:family="paragraph" style:parent-style-name="Standard">
      <style:text-properties officeooo:rsid="001249d3" officeooo:paragraph-rsid="00138992"/>
    </style:style>
    <style:style style:name="P4" style:family="paragraph" style:parent-style-name="Standard">
      <style:text-properties officeooo:rsid="00138992" officeooo:paragraph-rsid="00138992"/>
    </style:style>
    <style:style style:name="P5" style:family="paragraph" style:parent-style-name="Standard">
      <style:text-properties officeooo:rsid="00149726" officeooo:paragraph-rsid="00149726"/>
    </style:style>
    <style:style style:name="P6" style:family="paragraph" style:parent-style-name="Standard">
      <style:text-properties fo:font-weight="normal" officeooo:rsid="00173aba" officeooo:paragraph-rsid="00173aba" style:font-weight-asian="normal" style:font-weight-complex="normal"/>
    </style:style>
    <style:style style:name="P7" style:family="paragraph" style:parent-style-name="Standard">
      <style:text-properties fo:font-weight="normal" officeooo:rsid="00152e44" officeooo:paragraph-rsid="00152e44" style:font-weight-asian="normal" style:font-weight-complex="normal"/>
    </style:style>
    <style:style style:name="P8" style:family="paragraph" style:parent-style-name="Standard">
      <style:text-properties fo:font-weight="normal" officeooo:rsid="00152e44" officeooo:paragraph-rsid="001bd893" style:font-weight-asian="normal" style:font-weight-complex="normal"/>
    </style:style>
    <style:style style:name="P9" style:family="paragraph" style:parent-style-name="Standard">
      <style:text-properties style:font-name="Liberation Mono" fo:font-weight="normal" officeooo:rsid="0035ca3d" officeooo:paragraph-rsid="0035ca3d" style:font-weight-asian="normal" style:font-weight-complex="normal"/>
    </style:style>
    <style:style style:name="P10" style:family="paragraph" style:parent-style-name="Standard">
      <style:text-properties style:font-name="Liberation Mono" fo:font-weight="bold" officeooo:rsid="00350f7e" officeooo:paragraph-rsid="00350f7e" style:font-weight-asian="bold" style:font-weight-complex="bold"/>
    </style:style>
    <style:style style:name="P11" style:family="paragraph" style:parent-style-name="Standard">
      <style:text-properties style:font-name="Liberation Serif" fo:font-weight="normal" officeooo:rsid="00379ae3" officeooo:paragraph-rsid="00379ae3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73aba" officeooo:paragraph-rsid="00173aba" style:font-weight-asian="normal" style:font-weight-complex="normal"/>
    </style:style>
    <style:style style:name="P13" style:family="paragraph" style:parent-style-name="Standard">
      <style:text-properties style:font-name="Liberation Serif" fo:font-weight="bold" officeooo:rsid="00350f7e" officeooo:paragraph-rsid="00350f7e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ff0000" fo:font-weight="bold" officeooo:rsid="000a7b63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d1ce" style:font-weight-asian="bold" style:font-weight-complex="bold"/>
    </style:style>
    <style:style style:name="T5" style:family="text">
      <style:text-properties officeooo:rsid="000a7b63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weight="normal" officeooo:rsid="001249d3" style:font-weight-asian="normal" style:font-weight-complex="normal"/>
    </style:style>
    <style:style style:name="T8" style:family="text">
      <style:text-properties officeooo:rsid="000d04e9"/>
    </style:style>
    <style:style style:name="T9" style:family="text">
      <style:text-properties officeooo:rsid="000f1610"/>
    </style:style>
    <style:style style:name="T10" style:family="text">
      <style:text-properties officeooo:rsid="001249d3"/>
    </style:style>
    <style:style style:name="T11" style:family="text">
      <style:text-properties officeooo:rsid="00138992"/>
    </style:style>
    <style:style style:name="T12" style:family="text">
      <style:text-properties officeooo:rsid="0016d1ce"/>
    </style:style>
    <style:style style:name="T13" style:family="text">
      <style:text-properties officeooo:rsid="001eeb6d"/>
    </style:style>
    <style:style style:name="T14" style:family="text">
      <style:text-properties officeooo:rsid="0020e105"/>
    </style:style>
    <style:style style:name="T15" style:family="text">
      <style:text-properties officeooo:rsid="002270e0"/>
    </style:style>
    <style:style style:name="T16" style:family="text">
      <style:text-properties officeooo:rsid="0023f039"/>
    </style:style>
    <style:style style:name="T17" style:family="text">
      <style:text-properties officeooo:rsid="00275f02"/>
    </style:style>
    <style:style style:name="T18" style:family="text">
      <style:text-properties officeooo:rsid="0030d2c9"/>
    </style:style>
    <style:style style:name="T19" style:family="text">
      <style:text-properties officeooo:rsid="0037e80b"/>
    </style:style>
    <style:style style:name="T20" style:family="text">
      <style:text-properties officeooo:rsid="00382665"/>
    </style:style>
    <style:style style:name="T21" style:family="text">
      <style:text-properties officeooo:rsid="0041a2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Napomene</text:span>:</text:p>
      <text:p text:style-name="Standard">1.<text:tab/>Obavezno pročitati <text:span text:style-name="T1">SVE</text:span> napomene.</text:p>
      <text:p text:style-name="Standard">2.<text:tab/>Zadatak snimiti pod imenom <text:span text:style-name="T1">zad.S</text:span>. Ovo je jedini fajl koji će biti pregledan.</text:p>
      <text:p text:style-name="Standard">3.<text:tab/>Obavezno upisati <text:span text:style-name="T1">ime</text:span>, <text:span text:style-name="T1">prezime</text:span> i <text:span text:style-name="T1">broj indeksa</text:span> u komentar na početku fajla.</text:p>
      <text:p text:style-name="Standard"><text:tab/>Nepotpisani zadaci neće biti pregledani.</text:p>
      <text:p text:style-name="Standard">4.<text:tab/>Rešenje koje ne može da se kompajlira nosi <text:span text:style-name="T1">0</text:span> poena.</text:p>
      <text:p text:style-name="Standard">5.<text:tab/>Obavezno iskomentarisati kod.</text:p>
      <text:p text:style-name="Standard">6.<text:tab/>Koristiti praktikum iz ispitnih materijala (<text:span text:style-name="T1">ne</text:span> kopirati ga kod sebe u direktorijum).</text:p>
      <text:p text:style-name="Standard">7.<text:tab/>Za vreme testa nema pauze. Izlazak iz učionice se smatra završetkom testa.</text:p>
      <text:p text:style-name="Standard">8.<text:tab/>Asistenti za vreme testa <text:span text:style-name="T8">pružaju</text:span> informacije vezane isključivo za razumevanje teksta zadatka<text:line-break/><text:tab/><text:span text:style-name="T8">i pomoć oko korišćnja programskih alata</text:span>.</text:p>
      <text:p text:style-name="P1">9.<text:tab/><text:span text:style-name="T5">Nazivi promenljivih koje se inicijalno nalaze u zad.S fajlu se </text:span><text:span text:style-name="T2">ne smeju menjati</text:span><text:span text:style-name="T5">.</text:span><text:line-break/><text:tab/><text:span text:style-name="T8">Ukoliko je potrebno, mogu se dodavati nove promenljive.</text:span></text:p>
      <text:p text:style-name="P3">11.<text:tab/><text:span text:style-name="T11">Ako vaše rešenje sadrži dodatne fajlove, stavite njihove nazive u liniju fajlovi u drugom redu.</text:span></text:p>
      <text:p text:style-name="P4"><text:tab/>Na primer, ako imate i potprogram u pp.S, iza fajlovi treba da stoji: zad.S pp.S</text:p>
      <text:p text:style-name="P2"><text:span text:style-name="T6">1</text:span><text:span text:style-name="T7">2</text:span><text:span text:style-name="T6">.</text:span><text:tab/>Test se snima.</text:p>
      <text:p text:style-name="Standard">1<text:span text:style-name="T10">3</text:span>.<text:tab/>Test traje 2 sata i 45 minuta.</text:p>
      <text:p text:style-name="Standard"/>
      <text:p text:style-name="Standard"><text:span text:style-name="T3">Zadatak</text:span>:</text:p>
      <text:p text:style-name="P7">Napisati program koji od korisnika traži unos stringa od maksimalno 30 karaktera. <text:span text:style-name="T12">Uneseni string predstavlja niz 32bitnih neoznačenih vrednosti, gde su svaka dva broja odvojena tačno jednim razmakom. Brojevi u stringu mogu biti dati u oktalnoj (počinju cifrom 0 i sastoje se od min. 2 cifre) ili decimalnoj (počinju cifrom od 1 do 9, min. 1 cifra) brojnoj predstavi. Izbrojati koliko ima brojeva u nizu koji su zapisani u oktalnom, koliko brojeva koji su zapisani u decimalnom brojnom sistemu i izračunati sumu svih brojeva u nizu. Sve tri vrednosti ispisati u terminal ukoliko u međuvremenu nije došlo do neke od grešaka. </text:span></text:p>
      <text:p text:style-name="P6">Program vraća <text:span text:style-name="T16">izlazni kod</text:span>:</text:p>
      <text:list xml:id="list2568775360" text:style-name="L1">
        <text:list-item>
          <text:p text:style-name="P12">0 ako nije došlo ni do kakve greške</text:p>
        </text:list-item>
        <text:list-item>
          <text:p text:style-name="P12">1 ako je <text:span text:style-name="T13">u ulaznom stringu</text:span> pronađen karakter koji <text:span text:style-name="T18">nije broj</text:span></text:p>
        </text:list-item>
        <text:list-item>
          <text:p text:style-name="P12">2 ukoliko dođe do prekoračenja prilikom konverzije <text:span text:style-name="T15">iz znakovnog u interni oblik</text:span></text:p>
        </text:list-item>
        <text:list-item>
          <text:p text:style-name="P12">3 ukoliko dođe do prekoračenja prilikom <text:span text:style-name="T14">sumiranja elemenata niza</text:span></text:p>
        </text:list-item>
      </text:list>
      <text:p text:style-name="P8"><text:span text:style-name="T17">Ukoliko se desila neka od navedenih greški, na terminal ispisati samo string </text:span><text:span text:style-name="T4">pgreska</text:span><text:span text:style-name="T12"> dat u postavci zadatka i odmah završiti izvršavanje programa.</text:span></text:p>
      <text:p text:style-name="P8"/>
      <text:p text:style-name="P13">Primer <text:span text:style-name="T21">interakcije sa programom</text:span>:</text:p>
      <text:p text:style-name="P10"/>
      <text:p text:style-name="P9">Unesite string: 0 00 01 1 2 014 14</text:p>
      <text:p text:style-name="P9">Suma elemenata niza je: 30</text:p>
      <text:p text:style-name="P9">Broj oktalnih elemenata u nizu: 3</text:p>
      <text:p text:style-name="P9">Broj decimalnih elemenata u nizu: 4</text:p>
      <text:p text:style-name="P11">(elementi niza 0, 1, 2 i 14 se konvertuju sa <text:span text:style-name="T19">brojnom </text:span>osnovom 10, a 00, 01 i 014 sa brojnom osnovom 8)</text:p>
      <text:p text:style-name="Standard"/>
      <text:p text:style-name="P5">Za <text:span text:style-name="T20">još </text:span>primer<text:span text:style-name="T20">a</text:span> pokrenuti testiraj.sh.</text:p>
      <text:p text:style-name="Standard"/>
      <text:p text:style-name="Standard">Za<text:bookmark-start text:name="__DdeLink__728_883297939"/> <text:bookmark-end text:name="__DdeLink__728_883297939"/>kompletno odrađen zadatak se dobija <text:span text:style-name="T9">3</text:span>0 poena. <text:span text:style-name="T9">Bodovanje je proporcionalno broju uspešnih testova. Pored testova koji su unapred dati, program će se testirati sa još dodatnih testova, te je potrebno testirati program i sa drugim ulazima, a ne samo sa onim datim u okviru automatskog testiranj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1:30:49</meta:creation-date>
    <dc:date>2017-06-06T11:45:33.653263137</dc:date>
    <meta:editing-duration>PT3H15M49S</meta:editing-duration>
    <meta:editing-cycles>66</meta:editing-cycles>
    <meta:generator>LibreOffice/5.3.3.2$Linux_X86_64 LibreOffice_project/30m0$Build-2</meta:generator>
    <meta:document-statistic meta:table-count="0" meta:image-count="0" meta:object-count="0" meta:page-count="1" meta:paragraph-count="31" meta:word-count="439" meta:character-count="2637" meta:non-whitespace-character-count="2228"/>
  </office:meta>
</office:document-meta>
</file>